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list-style-name="L1">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T1" style:family="text">
      <style:text-properties fo:font-size="15pt" style:font-size-asian="15pt" style:font-size-complex="15pt"/>
    </style:style>
    <style:style style:name="T2" style:family="text">
      <style:text-properties fo:font-size="13pt" style:font-size-asian="13pt" style:font-size-complex="13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AN2 (groupe 3.2)</text:p>
      <text:p text:style-name="P2">Module de traitement des images</text:p>
      <text:p text:style-name="P2"/>
      <text:list xml:id="list2414989632510658315" text:style-name="L1">
        <text:list-item>
          <text:p text:style-name="P5"><text:span text:style-name="T1">Position du module de Traitement des images (TdI) dans le projet PACT :</text:span></text:p>
        </text:list-item>
      </text:list>
      <text:p text:style-name="P4"><text:span text:style-name="T1"/></text:p>
      <text:p text:style-name="P8">Dans notre projet PACT, les enfants participant à notre l'atelier de sensibilisation devront s'identifier auprès du robot, à l'aide de bracelets colorés, après avoir réalisé la bonne action de ramasser un déchet et de l'avoir jeté dans la poubelle qui correspond au critère du tri sélectif.</text:p>
      <text:p text:style-name="P6"><text:span text:style-name="T2">Ce module de traitement d'images a donc pour objetctif de permettre l'identification des enfants concernés, en analysant par traitement d'image les photos de leurs bracelets prises par la caméra du robot. Pour ce faire, les bracelets seront constitués de deux couleurs uniquement, ces dernières étant confinées au sein d'un contour noir épais. Notre algorithme determinera alors, à partir d'une photo de bracelet, les deux couleurs présentes au sein du contour noir. Les paires de couleurs utilisées étant uniques, cela aboutira à l'identification de l'enfant portant ce bracelet coloré.</text:span><text:span text:style-name="T1"><text:line-break/></text:span></text:p>
      <text:p text:style-name="P6"><text:span text:style-name="T1"/></text:p>
      <text:list xml:id="list8232338543201133418" text:style-name="L2">
        <text:list-item>
          <text:p text:style-name="P9"><text:span text:style-name="T3">Description du module de TdI : entrées/sorties, chaîne de traitements, détails techniques nécessaires à la compréhension de notre travail</text:span></text:p>
          <text:p text:style-name="P9"><text:span text:style-name="T3"/></text:p>
        </text:list-item>
      </text:list>
      <text:p text:style-name="P7"><text:span text:style-name="T4"><text:tab/>Notre algorithme, codé en Python, prend en entrée une image sous format .jpg ou .png. Il se charge par la suite de la convertir en tableau dont chaque élément représente un pixel. Ces pixels sont définis par des tuples à trois composantes qui correspondent respectivement à la nuance de rouge, vert et bleu qu'ils contiennent (chaque composante ayant donc une valeur allant de 0 à 255).</text:span></text:p>
      <text:p text:style-name="P7"><text:span text:style-name="T4"><text:tab/>Nous souhaitons ensuite établir un seuillage binaire en intensité de l'image d'entrée. Afin d'améliorer la précision du traitement, nous convertissons donc la dimension RVB de travail en dimension HSI (Hue = teinte, S = saturation, I = Intensity) avant d'effectuer le seuillage, qui lui attribuera une intensité de 0 ou de 1 aux pixels de l'image selon leur valeur d'intensité de départ par rapport au seuil défini au préalable.</text:span></text:p>
      <text:p text:style-name="P7"><text:span text:style-name="T4"><text:tab/>Une fois l'image traitée, nous déterminons les différentes composantes connexes : </text:span></text:p>
      <text:p text:style-name="P7"><text:span text:style-name="T4"/></text:p>
      <text:p text:style-name="P7"><text:span text:style-name="T4"><text:tab/>Ensuite, nous définissons un tableau qui contient l'ensemble des valeurs de saturation (de 0 à 180) à qui il associe le nombre de pixels de la composante connexe principale qui ont une telle valeur d'intensité. Pour remplir ce tableau, on parcourt les pixels de la composante connexe principale et on ajoute un au nombre de pixels <text:s/>correspondant à la teinte du pixel courant en cours d'analyse.</text:span></text:p>
      <text:p text:style-name="P7"><text:span text:style-name="T4"><text:tab/>Lorsque ce tableau est construit, on identifie les deux pics principaux afin de déterminer les valeurs de teinte principales présentes dans l'image. Afin de ne pas prendre en compte les pics secondaires autours des pics principaux dû aux défauts de l'image par exemple, nous avons fait en sorte que les deux pics ne puissent pas présenter une teinte plus proche de 45 entre eux. Les couleurs choisies pour </text:span><text:soft-page-break/><text:span text:style-name="T4">constituer les paires étant justement sélectionnées de telle sorte qu'elle ne soit pas de teinte trop proche entre elles, cela permet de déterminer effectivement les deux pics correspondants aux deux teintes dominantes sur l'image. </text:span></text:p>
      <text:p text:style-name="Standard"/>
      <text:list xml:id="list7647698357622657681" text:style-name="L3">
        <text:list-item>
          <text:p text:style-name="P10"><text:span text:style-name="T5">B</text:span><text:span text:style-name="T4">ase de données d'images que vous avez acquises pour le module :</text:span></text:p>
          <text:p text:style-name="P10"><text:span text:style-name="T4"/></text:p>
        </text:list-item>
        <text:list-item>
          <text:p text:style-name="P10"><text:span text:style-name="T4">L'état d'avancement du module, difficultés rencontrées :</text:span></text:p>
        </text:list-item>
      </text:list>
      <text:p text:style-name="Standard"><text:span text:style-name="T4"><text:tab/></text:span></text:p>
      <text:p text:style-name="Standard"><text:span text:style-name="T4"><text:tab/>Au stade actuel, le module est quasiment achevé en ce qui concerne son aspect informatique. Il reste à effectuer de nombreux tests avec la caméra du robot afin de déterminer le seuil le plus adéquat à utiliser pour le seuillage binaire. Il est envisageable également d'essayer d'améliorer la complexité et donc l'efficacité de notre programme, le temps de traitement étant de l'odre d'une seconde pour une image prise par la caméra du robot.</text:span></text:p>
      <text:p text:style-name="Standard"><text:span text:style-name="T4"><text:tab/>La deuxième phase de notre module consistera désormais à élaborer les bracelets que porteront les enfants, aussi bien les couleurs, que les formes, en passant par la taille et matière du bracelet. Une fois fabriqués, il nous restera encore à tester si l'algorithme reconnaît effectivement les couleurs présentes sur les bracelets à partir d'une photo prise par le robot.</text:span></text:p>
      <text:p text:style-name="Standard"><text:span text:style-name="T4"/></text:p>
      <text:p text:style-name="Standard"><text:span text:style-name="T4"/></text:p>
      <text:list xml:id="list5357119424864386529" text:style-name="L4">
        <text:list-item>
          <text:p text:style-name="P11"><text:span text:style-name="T3">Exemples de traitements sur des images significatives :</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Jow</meta:initial-creator>
    <meta:creation-date>2020-01-27T16:56:22.91</meta:creation-date>
    <dc:date>2020-01-27T17:43:57.68</dc:date>
    <dc:creator>Nico Jow</dc:creator>
    <meta:editing-duration>PT47M25S</meta:editing-duration>
    <meta:editing-cycles>21</meta:editing-cycles>
    <meta:generator>OpenOffice/4.1.7$Win32 OpenOffice.org_project/417m1$Build-9800</meta:generator>
    <meta:document-statistic meta:table-count="0" meta:image-count="0" meta:object-count="0" meta:page-count="2" meta:paragraph-count="17" meta:word-count="653" meta:character-count="4069"/>
  </office:meta>
</office:document-meta>
</file>